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CC24D0D25270CF66.png" manifest:media-type="image/png"/>
  <manifest:file-entry manifest:full-path="Pictures/1000000000000640000004B0523775327AB17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Khmer OS" svg:font-family="'Khmer OS'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Noto Sans CJK SC Thin" svg:font-family="'Noto Sans CJK SC Thi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-color="#ff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cc66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000000" draw:fill-color="#00cc33" draw:textarea-horizontal-align="justify" draw:textarea-vertical-align="middle" draw:auto-grow-height="false" fo:min-height="0.042cm" fo:min-width="0.69cm"/>
    </style:style>
    <style:style style:name="gr5" style:family="graphic" style:parent-style-name="standard">
      <style:graphic-properties draw:stroke="solid" svg:stroke-color="#000000" draw:fill-color="#0000ff" draw:textarea-horizontal-align="justify" draw:textarea-vertical-align="middle" draw:auto-grow-height="false" fo:min-height="0cm" fo:min-width="0.988cm"/>
    </style:style>
    <style:style style:name="gr6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153cm" fo:min-width="1.077cm"/>
    </style:style>
    <style:style style:name="gr8" style:family="graphic" style:parent-style-name="standard">
      <style:graphic-properties draw:stroke="none" draw:fill-color="#9933ff" draw:opacity="71%" draw:textarea-horizontal-align="justify" draw:textarea-vertical-align="middle" draw:auto-grow-height="false" fo:min-height="0.85cm" fo:min-width="18.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5.55cm" fo:min-width="13.6cm"/>
    </style:style>
    <style:style style:name="gr10" style:family="graphic" style:parent-style-name="standard">
      <style:graphic-properties draw:stroke="none" draw:fill-color="#ffff66" draw:textarea-horizontal-align="justify" draw:textarea-vertical-align="middle" draw:auto-grow-height="false" fo:min-height="1.65cm" fo:min-width="17.4cm"/>
    </style:style>
    <style:style style:name="gr11" style:family="graphic" style:parent-style-name="standard">
      <style:graphic-properties draw:stroke="none" draw:fill-color="#6666ff" draw:opacity="100%" draw:opacity-name="" draw:textarea-horizontal-align="justify" draw:textarea-vertical-align="middle" draw:auto-grow-height="false" fo:min-height="1.646cm" fo:min-width="4.19cm"/>
    </style:style>
    <style:style style:name="gr12" style:family="graphic" style:parent-style-name="standard">
      <style:graphic-properties draw:stroke="none" draw:fill-color="#ff9900" draw:textarea-horizontal-align="justify" draw:textarea-vertical-align="middle" draw:auto-grow-height="false" fo:min-height="1.15cm" fo:min-width="7.1cm"/>
    </style:style>
    <style:style style:name="P1" style:family="paragraph"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style:paragraph-properties fo:text-align="center"/>
      <style:text-properties fo:color="#ff9999"/>
    </style:style>
    <style:style style:name="P8" style:family="paragraph">
      <loext:graphic-properties draw:fill="none" draw:fill-color="#729fcf"/>
      <style:paragraph-properties fo:text-align="center"/>
      <style:text-properties fo:color="#ff9999" style:font-name="Arial Black" fo:font-size="48pt" style:font-size-asian="48pt" style:font-size-complex="48pt"/>
    </style:style>
    <style:style style:name="P9" style:family="paragraph">
      <style:paragraph-properties fo:margin-top="0.2cm" fo:margin-bottom="0cm" fo:text-align="center"/>
      <style:text-properties fo:color="#00cc00"/>
    </style:style>
    <style:style style:name="P10" style:family="paragraph">
      <loext:graphic-properties draw:fill="none" draw:fill-color="#729fcf"/>
      <style:paragraph-properties fo:margin-top="0.2cm" fo:margin-bottom="0cm" fo:text-align="center"/>
      <style:text-properties fo:color="#00cc00" style:font-name="Arial Black" fo:font-size="48pt" style:font-size-asian="48pt" style:font-size-complex="48pt"/>
    </style:style>
    <style:style style:name="P11" style:family="paragraph">
      <style:paragraph-properties fo:text-align="center"/>
      <style:text-properties fo:color="#3333ff"/>
    </style:style>
    <style:style style:name="P12" style:family="paragraph">
      <loext:graphic-properties draw:fill="none" draw:fill-color="#729fcf"/>
      <style:paragraph-properties fo:text-align="center"/>
      <style:text-properties fo:color="#3333ff" style:font-name="Arial Black" fo:font-size="48pt" style:font-size-asian="48pt" style:font-size-complex="48pt"/>
    </style:style>
    <style:style style:name="P13" style:family="paragraph">
      <style:paragraph-properties fo:text-align="center"/>
      <style:text-properties fo:color="#ffff66"/>
    </style:style>
    <style:style style:name="P14" style:family="paragraph">
      <loext:graphic-properties draw:fill="none" draw:fill-color="#729fcf"/>
      <style:paragraph-properties fo:text-align="center"/>
      <style:text-properties fo:color="#ffff66" style:font-name="Arial Black" fo:font-size="48pt" style:font-size-asian="48pt" style:font-size-complex="48pt"/>
    </style:style>
    <style:style style:name="P15" style:family="paragraph">
      <loext:graphic-properties draw:fill-color="#9933ff" draw:opacity="71%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style:paragraph-properties fo:text-align="center"/>
      <style:text-properties fo:color="#ffffff" style:font-name="Lato Heavy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9" style:family="paragraph">
      <loext:graphic-properties draw:fill-color="#6666ff" draw:opacity="100%"/>
      <style:paragraph-properties fo:text-align="center"/>
      <style:text-properties fo:color="#ffffff" style:font-name="Lato Heavy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color="#ffffff" style:font-name="Lato Heavy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loext:graphic-properties draw:fill-color="#ff9900"/>
      <style:paragraph-properties fo:text-align="center"/>
      <style:text-properties fo:color="#ffffff" style:font-name="Lato Heavy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color="#ff9999" style:font-name="Arial Black" fo:font-size="48pt" style:font-size-asian="48pt" style:font-size-complex="48pt"/>
    </style:style>
    <style:style style:name="T2" style:family="text">
      <style:text-properties fo:color="#00cc00" style:font-name="Arial Black" fo:font-size="48pt" style:font-size-asian="48pt" style:font-size-complex="48pt"/>
    </style:style>
    <style:style style:name="T3" style:family="text">
      <style:text-properties fo:color="#3333ff" style:font-name="Arial Black" fo:font-size="48pt" style:font-size-asian="48pt" style:font-size-complex="48pt"/>
    </style:style>
    <style:style style:name="T4" style:family="text">
      <style:text-properties fo:color="#ffff66" style:font-name="Arial Black" fo:font-size="48pt" style:font-size-asian="48pt" style:font-size-complex="48pt"/>
    </style:style>
    <style:style style:name="T5" style:family="text">
      <style:text-properties fo:color="#ffffff" style:font-name="Lato Heavy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Lato Heavy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4.249cm" svg:x="1.001cm" svg:y="8.951cm">
            <draw:image xlink:href="Pictures/1000000000000640000004B0523775327AB17E9F.png" xlink:type="simple" xlink:show="embed" xlink:actuate="onLoad">
              <text:p/>
            </draw:image>
          </draw:frame>
          <draw:custom-shape draw:style-name="gr2" draw:text-style-name="P2" draw:layer="layout" svg:width="1.632cm" svg:height="1.595cm" draw:transform="rotate (-0.785398163397449) translate (3.046cm 10.91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9.5488721804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3" draw:layer="layout" svg:width="1.19cm" svg:height="1.091cm" svg:x="2.4cm" svg:y="10.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382.54497001999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19cm" svg:height="0.292cm" svg:x="4.336cm" svg:y="10.46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488cm" svg:height="0.219cm" svg:x="4.112cm" svg:y="11.8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0.297cm" svg:height="0.291cm" svg:x="4.708cm" svg:y="11.4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97cm" svg:height="0.291cm" svg:x="4.708cm" svg:y="12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1.577cm" svg:height="1.403cm" svg:x="15.502cm" svg:y="9.8cm">
              <text:p text:style-name="P7"><text:span text:style-name="T1">A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" draw:text-style-name="P10" draw:layer="layout" svg:width="1.577cm" svg:height="1.403cm" svg:x="17.223cm" svg:y="9.82cm">
              <text:p text:style-name="P9"><text:span text:style-name="T2">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" draw:text-style-name="P12" draw:layer="layout" svg:width="1.577cm" svg:height="1.403cm" svg:x="15.5cm" svg:y="11.334cm">
              <text:p text:style-name="P11"><text:span text:style-name="T3">C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" draw:text-style-name="P14" draw:layer="layout" svg:width="1.577cm" svg:height="1.403cm" svg:x="17.223cm" svg:y="11.334cm">
              <text:p text:style-name="P13"><text:span text:style-name="T4">D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8" draw:text-style-name="P15" draw:layer="layout" svg:width="19cm" svg:height="1.1cm" svg:x="1cm" svg:y="13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4.1cm" svg:height="5.8cm" svg:x="1.3cm" svg:y="14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17.9cm" svg:height="1.9cm" svg:x="1.3cm" svg:y="20.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7.71cm" svg:height="1.895cm" draw:transform="skewX (0.0733038285837618) rotate (0.0731292956585624) translate (6.311cm 9.7cm)">
            <text:p text:style-name="P18"><text:span text:style-name="T5">W</text:span><text:span text:style-name="T5">O</text:span><text:span text:style-name="T5">R</text:span><text:span text:style-name="T5">D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2" draw:text-style-name="P21" draw:layer="layout" svg:width="7.6cm" svg:height="1.4cm" svg:x="6.467cm" svg:y="11.6cm">
            <text:p text:style-name="P20"><text:span text:style-name="T6">S</text:span><text:span text:style-name="T6">U</text:span><text:span text:style-name="T6">M</text:span><text:span text:style-name="T6">S</text:span></text:p>
  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  </draw:custom-shape>
        </draw:g>
      </draw:page>
      <draw:page draw:name="page2" draw:style-name="dp1" draw:master-page-name="Default">
        <draw:frame draw:style-name="gr1" draw:text-style-name="P1" draw:layer="layout" svg:width="18.999cm" svg:height="14.249cm" svg:x="1.5cm" svg:y="9cm">
          <draw:image xlink:href="Pictures/1000000000000640000004B0CC24D0D25270CF6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rial Black" svg:font-family="'Arial Black'" style:font-pitch="variable"/>
    <style:font-face style:name="Khmer OS" svg:font-family="'Khmer OS'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Noto Sans CJK SC Thin" svg:font-family="'Noto Sans CJK SC Thi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square" draw:cx="50%" draw:cy="50%" draw:start="100%" draw:end="0%" draw:angle="0" draw:border="0%"/>
    <draw:opacity draw:name="Transparency_20_5" draw:display-name="Transparency 5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7:49:14.714698998</meta:creation-date>
    <dc:date>2017-08-30T00:46:09.233305448</dc:date>
    <meta:editing-duration>PT3H6M10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